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2FD626FCB119DEA7B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6.773cm" draw:z-index="0"><draw:image xlink:href="Pictures/1000000100000780000002FD626FCB119DEA7B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3:05.998369834</meta:creation-date>
    <dc:date>2023-10-23T21:44:00.400568012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